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style:writing-mode="lr-tb"/>
    </style:style>
    <style:style style:name="P6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style:writing-mode="lr-tb"/>
    </style:style>
    <style:style style:name="P9" style:family="paragraph" style:parent-style-name="Preformatted_20_Text" style:list-style-name="L3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style:writing-mode="lr-tb"/>
    </style:style>
    <style:style style:name="P12" style:family="paragraph" style:parent-style-name="Preformatted_20_Text" style:list-style-name="L4">
      <style:paragraph-properties fo:margin-top="0in" fo:margin-bottom="0.1965in" style:contextual-spacing="false" style:writing-mode="lr-tb"/>
    </style:style>
    <style:style style:name="P13" style:family="paragraph" style:parent-style-name="Preformatted_20_Text" style:list-style-name="L5"/>
    <style:style style:name="P14" style:family="paragraph" style:parent-style-name="Preformatted_20_Text" style:list-style-name="L5">
      <style:paragraph-properties style:writing-mode="lr-tb"/>
    </style:style>
    <style:style style:name="P15" style:family="paragraph" style:parent-style-name="Preformatted_20_Text" style:list-style-name="L5">
      <style:paragraph-properties fo:margin-top="0in" fo:margin-bottom="0.1965in" style:contextual-spacing="false" style:writing-mode="lr-tb"/>
    </style:style>
    <style:style style:name="P16" style:family="paragraph" style:parent-style-name="Preformatted_20_Text" style:list-style-name="L6"/>
    <style:style style:name="P17" style:family="paragraph" style:parent-style-name="Preformatted_20_Text" style:list-style-name="L6">
      <style:paragraph-properties style:writing-mode="lr-tb"/>
    </style:style>
    <style:style style:name="P18" style:family="paragraph" style:parent-style-name="Preformatted_20_Text" style:list-style-name="L6">
      <style:paragraph-properties fo:margin-top="0in" fo:margin-bottom="0.1965in" style:contextual-spacing="false" style:writing-mode="lr-tb"/>
    </style:style>
    <style:style style:name="P19" style:family="paragraph" style:parent-style-name="Preformatted_20_Text" style:list-style-name="L7"/>
    <style:style style:name="P20" style:family="paragraph" style:parent-style-name="Preformatted_20_Text" style:list-style-name="L7">
      <style:paragraph-properties style:writing-mode="lr-tb"/>
    </style:style>
    <style:style style:name="P21" style:family="paragraph" style:parent-style-name="Preformatted_20_Text" style:list-style-name="L7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8"/>
    <style:style style:name="P23" style:family="paragraph" style:parent-style-name="Preformatted_20_Text" style:list-style-name="L8">
      <style:paragraph-properties style:writing-mode="lr-tb"/>
    </style:style>
    <style:style style:name="P24" style:family="paragraph" style:parent-style-name="Preformatted_20_Text" style:list-style-name="L8">
      <style:paragraph-properties fo:margin-top="0in" fo:margin-bottom="0.1965in" style:contextual-spacing="false" style:writing-mode="lr-tb"/>
    </style:style>
    <style:style style:name="P25" style:family="paragraph" style:parent-style-name="Preformatted_20_Text" style:list-style-name="L9"/>
    <style:style style:name="P26" style:family="paragraph" style:parent-style-name="Preformatted_20_Text" style:list-style-name="L9">
      <style:paragraph-properties style:writing-mode="lr-tb"/>
    </style:style>
    <style:style style:name="P27" style:family="paragraph" style:parent-style-name="Preformatted_20_Text" style:list-style-name="L9">
      <style:paragraph-properties fo:margin-top="0in" fo:margin-bottom="0.1965in" style:contextual-spacing="false" style:writing-mode="lr-tb"/>
    </style:style>
    <style:style style:name="P28" style:family="paragraph" style:parent-style-name="Preformatted_20_Text" style:list-style-name="L10"/>
    <style:style style:name="P29" style:family="paragraph" style:parent-style-name="Preformatted_20_Text" style:list-style-name="L10">
      <style:paragraph-properties style:writing-mode="lr-tb"/>
    </style:style>
    <style:style style:name="P30" style:family="paragraph" style:parent-style-name="Preformatted_20_Text" style:list-style-name="L10">
      <style:paragraph-properties fo:margin-top="0in" fo:margin-bottom="0.1965in" style:contextual-spacing="false" style:writing-mode="lr-tb"/>
    </style:style>
    <style:style style:name="P31" style:family="paragraph" style:parent-style-name="Preformatted_20_Text" style:list-style-name="L11"/>
    <style:style style:name="P32" style:family="paragraph" style:parent-style-name="Preformatted_20_Text" style:list-style-name="L11">
      <style:paragraph-properties style:writing-mode="lr-tb"/>
    </style:style>
    <style:style style:name="P33" style:family="paragraph" style:parent-style-name="Preformatted_20_Text" style:list-style-name="L11">
      <style:paragraph-properties fo:margin-top="0in" fo:margin-bottom="0.1965in" style:contextual-spacing="false" style:writing-mode="lr-tb"/>
    </style:style>
    <style:style style:name="P34" style:family="paragraph" style:parent-style-name="Preformatted_20_Text" style:list-style-name="L12"/>
    <style:style style:name="P35" style:family="paragraph" style:parent-style-name="Preformatted_20_Text" style:list-style-name="L12">
      <style:paragraph-properties style:writing-mode="lr-tb"/>
    </style:style>
    <style:style style:name="P36" style:family="paragraph" style:parent-style-name="Preformatted_20_Text" style:list-style-name="L12">
      <style:paragraph-properties fo:margin-top="0in" fo:margin-bottom="0.1965in" style:contextual-spacing="false" style:writing-mode="lr-tb"/>
    </style:style>
    <style:style style:name="P37" style:family="paragraph" style:parent-style-name="Preformatted_20_Text" style:list-style-name="L13"/>
    <style:style style:name="P38" style:family="paragraph" style:parent-style-name="Preformatted_20_Text" style:list-style-name="L13">
      <style:paragraph-properties style:writing-mode="lr-tb"/>
    </style:style>
    <style:style style:name="P39" style:family="paragraph" style:parent-style-name="Preformatted_20_Text" style:list-style-name="L13">
      <style:paragraph-properties fo:margin-top="0in" fo:margin-bottom="0.1965in" style:contextual-spacing="false" style:writing-mode="lr-tb"/>
    </style:style>
    <style:style style:name="P40" style:family="paragraph" style:parent-style-name="Preformatted_20_Text" style:list-style-name="L14"/>
    <style:style style:name="P41" style:family="paragraph" style:parent-style-name="Preformatted_20_Text" style:list-style-name="L14">
      <style:paragraph-properties style:writing-mode="lr-tb"/>
    </style:style>
    <style:style style:name="P42" style:family="paragraph" style:parent-style-name="Preformatted_20_Text" style:list-style-name="L14">
      <style:paragraph-properties fo:margin-top="0in" fo:margin-bottom="0.1965in" style:contextual-spacing="false" style:writing-mode="lr-tb"/>
    </style:style>
    <style:style style:name="P43" style:family="paragraph" style:parent-style-name="Preformatted_20_Text" style:list-style-name="L15"/>
    <style:style style:name="P44" style:family="paragraph" style:parent-style-name="Preformatted_20_Text" style:list-style-name="L15">
      <style:paragraph-properties style:writing-mode="lr-tb"/>
    </style:style>
    <style:style style:name="P45" style:family="paragraph" style:parent-style-name="Preformatted_20_Text" style:list-style-name="L15">
      <style:paragraph-properties fo:margin-top="0in" fo:margin-bottom="0.1965in" style:contextual-spacing="false" style:writing-mode="lr-tb"/>
    </style:style>
    <style:style style:name="P46" style:family="paragraph" style:parent-style-name="Preformatted_20_Text" style:list-style-name="L16"/>
    <style:style style:name="P47" style:family="paragraph" style:parent-style-name="Preformatted_20_Text" style:list-style-name="L16">
      <style:paragraph-properties style:writing-mode="lr-tb"/>
    </style:style>
    <style:style style:name="P48" style:family="paragraph" style:parent-style-name="Preformatted_20_Text" style:list-style-name="L16">
      <style:paragraph-properties fo:margin-top="0in" fo:margin-bottom="0.1965in" style:contextual-spacing="false" style:writing-mode="lr-tb"/>
    </style:style>
    <style:style style:name="P49" style:family="paragraph" style:parent-style-name="Preformatted_20_Text" style:list-style-name="L17"/>
    <style:style style:name="P50" style:family="paragraph" style:parent-style-name="Preformatted_20_Text" style:list-style-name="L17">
      <style:paragraph-properties style:writing-mode="lr-tb"/>
    </style:style>
    <style:style style:name="P51" style:family="paragraph" style:parent-style-name="Preformatted_20_Text" style:list-style-name="L17">
      <style:paragraph-properties fo:margin-top="0in" fo:margin-bottom="0.1965in" style:contextual-spacing="false" style:writing-mode="lr-tb"/>
    </style:style>
    <style:style style:name="P52" style:family="paragraph" style:parent-style-name="Preformatted_20_Text" style:list-style-name="L18"/>
    <style:style style:name="P53" style:family="paragraph" style:parent-style-name="Preformatted_20_Text" style:list-style-name="L18">
      <style:paragraph-properties style:writing-mode="lr-tb"/>
    </style:style>
    <style:style style:name="P54" style:family="paragraph" style:parent-style-name="Preformatted_20_Text" style:list-style-name="L18">
      <style:paragraph-properties fo:margin-top="0in" fo:margin-bottom="0.1965in" style:contextual-spacing="false" style:writing-mode="lr-tb"/>
    </style:style>
    <style:style style:name="P55" style:family="paragraph" style:parent-style-name="Preformatted_20_Text" style:list-style-name="L19"/>
    <style:style style:name="P56" style:family="paragraph" style:parent-style-name="Preformatted_20_Text" style:list-style-name="L19">
      <style:paragraph-properties style:writing-mode="lr-tb"/>
    </style:style>
    <style:style style:name="P57" style:family="paragraph" style:parent-style-name="Preformatted_20_Text" style:list-style-name="L19">
      <style:paragraph-properties fo:margin-top="0in" fo:margin-bottom="0.1965in" style:contextual-spacing="false" style:writing-mode="lr-tb"/>
    </style:style>
    <style:style style:name="P58" style:family="paragraph" style:parent-style-name="Preformatted_20_Text" style:list-style-name="L20"/>
    <style:style style:name="P59" style:family="paragraph" style:parent-style-name="Preformatted_20_Text" style:list-style-name="L20">
      <style:paragraph-properties style:writing-mode="lr-tb"/>
    </style:style>
    <style:style style:name="P60" style:family="paragraph" style:parent-style-name="Preformatted_20_Text" style:list-style-name="L20">
      <style:paragraph-properties fo:margin-top="0in" fo:margin-bottom="0.1965in" style:contextual-spacing="false" style:writing-mode="lr-tb"/>
    </style:style>
    <style:style style:name="P61" style:family="paragraph" style:parent-style-name="Preformatted_20_Text" style:list-style-name="L21"/>
    <style:style style:name="P62" style:family="paragraph" style:parent-style-name="Preformatted_20_Text" style:list-style-name="L21">
      <style:paragraph-properties style:writing-mode="lr-tb"/>
    </style:style>
    <style:style style:name="P63" style:family="paragraph" style:parent-style-name="Preformatted_20_Text" style:list-style-name="L21">
      <style:paragraph-properties fo:margin-top="0in" fo:margin-bottom="0.1965in" style:contextual-spacing="false" style:writing-mode="lr-tb"/>
    </style:style>
    <style:style style:name="P64" style:family="paragraph" style:parent-style-name="Preformatted_20_Text" style:list-style-name="L22"/>
    <style:style style:name="P65" style:family="paragraph" style:parent-style-name="Preformatted_20_Text" style:list-style-name="L22">
      <style:paragraph-properties style:writing-mode="lr-tb"/>
    </style:style>
    <style:style style:name="P66" style:family="paragraph" style:parent-style-name="Preformatted_20_Text" style:list-style-name="L22">
      <style:paragraph-properties fo:margin-top="0in" fo:margin-bottom="0.1965in" style:contextual-spacing="false" style:writing-mode="lr-tb"/>
    </style:style>
    <style:style style:name="P67" style:family="paragraph" style:parent-style-name="Preformatted_20_Text" style:list-style-name="L23"/>
    <style:style style:name="P68" style:family="paragraph" style:parent-style-name="Preformatted_20_Text" style:list-style-name="L23">
      <style:paragraph-properties style:writing-mode="lr-tb"/>
    </style:style>
    <style:style style:name="P69" style:family="paragraph" style:parent-style-name="Preformatted_20_Text" style:list-style-name="L23">
      <style:paragraph-properties fo:margin-top="0in" fo:margin-bottom="0.1965in" style:contextual-spacing="false" style:writing-mode="lr-tb"/>
    </style:style>
    <style:style style:name="P70" style:family="paragraph" style:parent-style-name="Preformatted_20_Text" style:list-style-name="L24"/>
    <style:style style:name="P71" style:family="paragraph" style:parent-style-name="Preformatted_20_Text" style:list-style-name="L24">
      <style:paragraph-properties style:writing-mode="lr-tb"/>
    </style:style>
    <style:style style:name="P72" style:family="paragraph" style:parent-style-name="Preformatted_20_Text" style:list-style-name="L24">
      <style:paragraph-properties fo:margin-top="0in" fo:margin-bottom="0.1965in" style:contextual-spacing="false" style:writing-mode="lr-tb"/>
    </style:style>
    <style:style style:name="P73" style:family="paragraph" style:parent-style-name="Preformatted_20_Text" style:list-style-name="L25"/>
    <style:style style:name="P74" style:family="paragraph" style:parent-style-name="Preformatted_20_Text" style:list-style-name="L25">
      <style:paragraph-properties style:writing-mode="lr-tb"/>
    </style:style>
    <style:style style:name="P75" style:family="paragraph" style:parent-style-name="Preformatted_20_Text" style:list-style-name="L25">
      <style:paragraph-properties fo:margin-top="0in" fo:margin-bottom="0.1965in" style:contextual-spacing="false" style:writing-mode="lr-tb"/>
    </style:style>
    <style:style style:name="P76" style:family="paragraph" style:parent-style-name="Preformatted_20_Text" style:list-style-name="L26"/>
    <style:style style:name="P77" style:family="paragraph" style:parent-style-name="Preformatted_20_Text" style:list-style-name="L26">
      <style:paragraph-properties style:writing-mode="lr-tb"/>
    </style:style>
    <style:style style:name="P78" style:family="paragraph" style:parent-style-name="Preformatted_20_Text" style:list-style-name="L26">
      <style:paragraph-properties fo:margin-top="0in" fo:margin-bottom="0.1965in" style:contextual-spacing="false" style:writing-mode="lr-tb"/>
    </style:style>
    <style:style style:name="P79" style:family="paragraph" style:parent-style-name="Preformatted_20_Text" style:list-style-name="L27"/>
    <style:style style:name="P80" style:family="paragraph" style:parent-style-name="Preformatted_20_Text" style:list-style-name="L27">
      <style:paragraph-properties style:writing-mode="lr-tb"/>
    </style:style>
    <style:style style:name="P81" style:family="paragraph" style:parent-style-name="Preformatted_20_Text" style:list-style-name="L27">
      <style:paragraph-properties fo:margin-top="0in" fo:margin-bottom="0.1965in" style:contextual-spacing="false" style:writing-mode="lr-tb"/>
    </style:style>
    <style:style style:name="P8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db31" officeooo:paragraph-rsid="001cdb31" style:font-size-asian="20pt" style:font-weight-asian="bold" style:font-size-complex="20pt" style:font-weight-complex="bold"/>
    </style:style>
    <style:style style:name="P83" style:family="paragraph" style:parent-style-name="Text_20_body" style:list-style-name="L1"/>
    <style:style style:name="P84" style:family="paragraph" style:parent-style-name="Text_20_body" style:list-style-name="L1">
      <style:paragraph-properties fo:margin-top="0in" fo:margin-bottom="0in" style:contextual-spacing="false"/>
    </style:style>
    <style:style style:name="P85" style:family="paragraph" style:parent-style-name="Text_20_body" style:list-style-name="L2"/>
    <style:style style:name="P86" style:family="paragraph" style:parent-style-name="Text_20_body" style:list-style-name="L2">
      <style:paragraph-properties fo:margin-top="0in" fo:margin-bottom="0in" style:contextual-spacing="false"/>
    </style:style>
    <style:style style:name="P87" style:family="paragraph" style:parent-style-name="Text_20_body" style:list-style-name="L3"/>
    <style:style style:name="P88" style:family="paragraph" style:parent-style-name="Text_20_body" style:list-style-name="L3">
      <style:paragraph-properties fo:margin-top="0in" fo:margin-bottom="0in" style:contextual-spacing="false"/>
    </style:style>
    <style:style style:name="P89" style:family="paragraph" style:parent-style-name="Text_20_body" style:list-style-name="L4"/>
    <style:style style:name="P90" style:family="paragraph" style:parent-style-name="Text_20_body" style:list-style-name="L4">
      <style:paragraph-properties fo:margin-top="0in" fo:margin-bottom="0in" style:contextual-spacing="false"/>
    </style:style>
    <style:style style:name="P91" style:family="paragraph" style:parent-style-name="Text_20_body" style:list-style-name="L5"/>
    <style:style style:name="P92" style:family="paragraph" style:parent-style-name="Text_20_body" style:list-style-name="L5">
      <style:paragraph-properties fo:margin-top="0in" fo:margin-bottom="0in" style:contextual-spacing="false"/>
    </style:style>
    <style:style style:name="P93" style:family="paragraph" style:parent-style-name="Text_20_body" style:list-style-name="L6"/>
    <style:style style:name="P94" style:family="paragraph" style:parent-style-name="Text_20_body" style:list-style-name="L6">
      <style:paragraph-properties fo:margin-top="0in" fo:margin-bottom="0in" style:contextual-spacing="false"/>
    </style:style>
    <style:style style:name="P95" style:family="paragraph" style:parent-style-name="Text_20_body" style:list-style-name="L7"/>
    <style:style style:name="P96" style:family="paragraph" style:parent-style-name="Text_20_body" style:list-style-name="L7">
      <style:paragraph-properties fo:margin-top="0in" fo:margin-bottom="0in" style:contextual-spacing="false"/>
    </style:style>
    <style:style style:name="P97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cdb31" officeooo:paragraph-rsid="001cdb31" style:font-size-asian="10.5pt" style:font-weight-asian="normal" style:font-size-complex="12pt" style:font-weight-complex="normal"/>
    </style:style>
    <style:style style:name="P98" style:family="paragraph" style:parent-style-name="Text_20_body" style:list-style-name="L8"/>
    <style:style style:name="P99" style:family="paragraph" style:parent-style-name="Text_20_body" style:list-style-name="L8">
      <style:paragraph-properties fo:margin-top="0in" fo:margin-bottom="0in" style:contextual-spacing="false"/>
    </style:style>
    <style:style style:name="P100" style:family="paragraph" style:parent-style-name="Text_20_body" style:list-style-name="L9"/>
    <style:style style:name="P101" style:family="paragraph" style:parent-style-name="Text_20_body" style:list-style-name="L9">
      <style:paragraph-properties fo:margin-top="0in" fo:margin-bottom="0in" style:contextual-spacing="false"/>
    </style:style>
    <style:style style:name="P102" style:family="paragraph" style:parent-style-name="Text_20_body" style:list-style-name="L10"/>
    <style:style style:name="P103" style:family="paragraph" style:parent-style-name="Text_20_body" style:list-style-name="L10">
      <style:paragraph-properties fo:margin-top="0in" fo:margin-bottom="0in" style:contextual-spacing="false"/>
    </style:style>
    <style:style style:name="P104" style:family="paragraph" style:parent-style-name="Text_20_body" style:list-style-name="L11"/>
    <style:style style:name="P105" style:family="paragraph" style:parent-style-name="Text_20_body" style:list-style-name="L11">
      <style:paragraph-properties fo:margin-top="0in" fo:margin-bottom="0in" style:contextual-spacing="false"/>
    </style:style>
    <style:style style:name="P106" style:family="paragraph" style:parent-style-name="Text_20_body" style:list-style-name="L12"/>
    <style:style style:name="P107" style:family="paragraph" style:parent-style-name="Text_20_body" style:list-style-name="L12">
      <style:paragraph-properties fo:margin-top="0in" fo:margin-bottom="0in" style:contextual-spacing="false"/>
    </style:style>
    <style:style style:name="P108" style:family="paragraph" style:parent-style-name="Text_20_body" style:list-style-name="L13"/>
    <style:style style:name="P109" style:family="paragraph" style:parent-style-name="Text_20_body" style:list-style-name="L13">
      <style:paragraph-properties fo:margin-top="0in" fo:margin-bottom="0in" style:contextual-spacing="false"/>
    </style:style>
    <style:style style:name="P110" style:family="paragraph" style:parent-style-name="Text_20_body" style:list-style-name="L14"/>
    <style:style style:name="P111" style:family="paragraph" style:parent-style-name="Text_20_body" style:list-style-name="L14">
      <style:paragraph-properties fo:margin-top="0in" fo:margin-bottom="0in" style:contextual-spacing="false"/>
    </style:style>
    <style:style style:name="P112" style:family="paragraph" style:parent-style-name="Text_20_body" style:list-style-name="L15"/>
    <style:style style:name="P113" style:family="paragraph" style:parent-style-name="Text_20_body" style:list-style-name="L15">
      <style:paragraph-properties fo:margin-top="0in" fo:margin-bottom="0in" style:contextual-spacing="false"/>
    </style:style>
    <style:style style:name="P114" style:family="paragraph" style:parent-style-name="Text_20_body" style:list-style-name="L16"/>
    <style:style style:name="P115" style:family="paragraph" style:parent-style-name="Text_20_body" style:list-style-name="L16">
      <style:paragraph-properties fo:margin-top="0in" fo:margin-bottom="0in" style:contextual-spacing="false"/>
    </style:style>
    <style:style style:name="P116" style:family="paragraph" style:parent-style-name="Text_20_body" style:list-style-name="L17"/>
    <style:style style:name="P117" style:family="paragraph" style:parent-style-name="Text_20_body" style:list-style-name="L17">
      <style:paragraph-properties fo:margin-top="0in" fo:margin-bottom="0in" style:contextual-spacing="false"/>
    </style:style>
    <style:style style:name="P118" style:family="paragraph" style:parent-style-name="Text_20_body" style:list-style-name="L18"/>
    <style:style style:name="P119" style:family="paragraph" style:parent-style-name="Text_20_body" style:list-style-name="L18">
      <style:paragraph-properties fo:margin-top="0in" fo:margin-bottom="0in" style:contextual-spacing="false"/>
    </style:style>
    <style:style style:name="P120" style:family="paragraph" style:parent-style-name="Text_20_body" style:list-style-name="L19"/>
    <style:style style:name="P121" style:family="paragraph" style:parent-style-name="Text_20_body" style:list-style-name="L19">
      <style:paragraph-properties fo:margin-top="0in" fo:margin-bottom="0in" style:contextual-spacing="false"/>
    </style:style>
    <style:style style:name="P122" style:family="paragraph" style:parent-style-name="Text_20_body" style:list-style-name="L20"/>
    <style:style style:name="P123" style:family="paragraph" style:parent-style-name="Text_20_body" style:list-style-name="L20">
      <style:paragraph-properties fo:margin-top="0in" fo:margin-bottom="0in" style:contextual-spacing="false"/>
    </style:style>
    <style:style style:name="P124" style:family="paragraph" style:parent-style-name="Text_20_body" style:list-style-name="L21"/>
    <style:style style:name="P125" style:family="paragraph" style:parent-style-name="Text_20_body" style:list-style-name="L21">
      <style:paragraph-properties fo:margin-top="0in" fo:margin-bottom="0in" style:contextual-spacing="false"/>
    </style:style>
    <style:style style:name="P126" style:family="paragraph" style:parent-style-name="Text_20_body" style:list-style-name="L22"/>
    <style:style style:name="P127" style:family="paragraph" style:parent-style-name="Text_20_body" style:list-style-name="L22">
      <style:paragraph-properties fo:margin-top="0in" fo:margin-bottom="0in" style:contextual-spacing="false"/>
    </style:style>
    <style:style style:name="P128" style:family="paragraph" style:parent-style-name="Text_20_body" style:list-style-name="L23"/>
    <style:style style:name="P129" style:family="paragraph" style:parent-style-name="Text_20_body" style:list-style-name="L23">
      <style:paragraph-properties fo:margin-top="0in" fo:margin-bottom="0in" style:contextual-spacing="false"/>
    </style:style>
    <style:style style:name="P130" style:family="paragraph" style:parent-style-name="Text_20_body" style:list-style-name="L24"/>
    <style:style style:name="P131" style:family="paragraph" style:parent-style-name="Text_20_body" style:list-style-name="L24">
      <style:paragraph-properties fo:margin-top="0in" fo:margin-bottom="0in" style:contextual-spacing="false"/>
    </style:style>
    <style:style style:name="P132" style:family="paragraph" style:parent-style-name="Text_20_body" style:list-style-name="L25"/>
    <style:style style:name="P133" style:family="paragraph" style:parent-style-name="Text_20_body" style:list-style-name="L25">
      <style:paragraph-properties fo:margin-top="0in" fo:margin-bottom="0in" style:contextual-spacing="false"/>
    </style:style>
    <style:style style:name="P134" style:family="paragraph" style:parent-style-name="Text_20_body" style:list-style-name="L26"/>
    <style:style style:name="P135" style:family="paragraph" style:parent-style-name="Text_20_body" style:list-style-name="L26">
      <style:paragraph-properties fo:margin-top="0in" fo:margin-bottom="0in" style:contextual-spacing="false"/>
    </style:style>
    <style:style style:name="P136" style:family="paragraph" style:parent-style-name="Text_20_body" style:list-style-name="L27"/>
    <style:style style:name="P137" style:family="paragraph" style:parent-style-name="Text_20_body" style:list-style-name="L2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NPTEL Python</text:p>
      <text:p text:style-name="P97">In Python, lists are a versatile data structure that allows you to store a collection of items. Python provides several built-in functions and methods to manipulate lists. Here’s a quick overview of the list functions you've mentioned:</text:p>
      <text:h text:style-name="Heading_20_3" text:outline-level="3">1. <text:span text:style-name="Source_20_Text">append()</text:span></text:h>
      <text:list text:style-name="L1">
        <text:list-item>
          <text:p text:style-name="P84"><text:span text:style-name="Strong_20_Emphasis">Description</text:span>: Adds a single element to the end of the list.</text:p>
        </text:list-item>
        <text:list-item>
          <text:p text:style-name="P84"><text:span text:style-name="Strong_20_Emphasis">Syntax</text:span>: <text:span text:style-name="Source_20_Text">list_name.append(element)</text:span></text:p>
        </text:list-item>
        <text:list-item>
          <text:p text:style-name="P83"><text:span text:style-name="Strong_20_Emphasis">Example</text:span>:</text:p>
          <text:p text:style-name="P1">python</text:p>
          <text:p text:style-name="P1">Copy code</text:p>
          <text:p text:style-name="P2"><text:span text:style-name="Source_20_Text">fruits = ['apple', 'banana', 'cherry']</text:span></text:p>
          <text:p text:style-name="P2"><text:span text:style-name="Source_20_Text">fruits.append('orange')</text:span></text:p>
          <text:p text:style-name="P3"><text:span text:style-name="Source_20_Text">print(fruits) <text:s/># Output: ['apple', 'banana', 'cherry', 'orange']</text:span></text:p>
        </text:list-item>
      </text:list>
      <text:h text:style-name="Heading_20_3" text:outline-level="3">2. <text:span text:style-name="Source_20_Text">insert()</text:span></text:h>
      <text:list text:style-name="L2">
        <text:list-item>
          <text:p text:style-name="P86"><text:span text:style-name="Strong_20_Emphasis">Description</text:span>: Inserts an element at a specific position in the list.</text:p>
        </text:list-item>
        <text:list-item>
          <text:p text:style-name="P86"><text:span text:style-name="Strong_20_Emphasis">Syntax</text:span>: <text:span text:style-name="Source_20_Text">list_name.insert(index, element)</text:span></text:p>
        </text:list-item>
        <text:list-item>
          <text:p text:style-name="P85"><text:span text:style-name="Strong_20_Emphasis">Example</text:span>:</text:p>
          <text:p text:style-name="P4">python</text:p>
          <text:p text:style-name="P4">Copy code</text:p>
          <text:p text:style-name="P5"><text:span text:style-name="Source_20_Text">fruits = ['apple', 'banana', 'cherry']</text:span></text:p>
          <text:p text:style-name="P5"><text:span text:style-name="Source_20_Text">fruits.insert(1, 'orange')</text:span></text:p>
          <text:p text:style-name="P6"><text:span text:style-name="Source_20_Text">print(fruits) <text:s/># Output: ['apple', 'orange', 'banana', 'cherry']</text:span></text:p>
        </text:list-item>
      </text:list>
      <text:h text:style-name="Heading_20_3" text:outline-level="3">3. <text:span text:style-name="Source_20_Text">count()</text:span></text:h>
      <text:list text:style-name="L3">
        <text:list-item>
          <text:p text:style-name="P88"><text:span text:style-name="Strong_20_Emphasis">Description</text:span>: Returns the number of times a specified element appears in the list.</text:p>
        </text:list-item>
        <text:list-item>
          <text:p text:style-name="P88"><text:span text:style-name="Strong_20_Emphasis">Syntax</text:span>: <text:span text:style-name="Source_20_Text">list_name.count(element)</text:span></text:p>
        </text:list-item>
        <text:list-item>
          <text:p text:style-name="P87"><text:span text:style-name="Strong_20_Emphasis">Example</text:span>:</text:p>
          <text:p text:style-name="P7">python</text:p>
          <text:p text:style-name="P7">Copy code</text:p>
          <text:p text:style-name="P8"><text:span text:style-name="Source_20_Text">fruits = ['apple', 'banana', 'cherry', 'apple']</text:span></text:p>
          <text:p text:style-name="P8"><text:span text:style-name="Source_20_Text">apple_count = fruits.count('apple')</text:span></text:p>
          <text:p text:style-name="P9"><text:span text:style-name="Source_20_Text">print(apple_count) <text:s/># Output: 2</text:span></text:p>
        </text:list-item>
      </text:list>
      <text:h text:style-name="Heading_20_3" text:outline-level="3">4. <text:span text:style-name="Source_20_Text">len()</text:span></text:h>
      <text:list text:style-name="L4">
        <text:list-item>
          <text:p text:style-name="P90"><text:span text:style-name="Strong_20_Emphasis">Description</text:span>: Returns the number of elements in the list.</text:p>
        </text:list-item>
        <text:list-item>
          <text:p text:style-name="P90"><text:span text:style-name="Strong_20_Emphasis">Syntax</text:span>: <text:span text:style-name="Source_20_Text">len(list_name)</text:span></text:p>
        </text:list-item>
        <text:list-item>
          <text:p text:style-name="P89"><text:span text:style-name="Strong_20_Emphasis">Example</text:span>:</text:p>
          <text:p text:style-name="P10">python</text:p>
          <text:p text:style-name="P10">Copy code</text:p>
          <text:p text:style-name="P11"><text:span text:style-name="Source_20_Text">fruits = ['apple', 'banana', 'cherry']</text:span></text:p>
          <text:p text:style-name="P11"><text:soft-page-break/><text:span text:style-name="Source_20_Text">length = len(fruits)</text:span></text:p>
          <text:p text:style-name="P12"><text:span text:style-name="Source_20_Text">print(length) <text:s/># Output: 3</text:span></text:p>
        </text:list-item>
      </text:list>
      <text:h text:style-name="Heading_20_3" text:outline-level="3">5. <text:span text:style-name="Source_20_Text">sort()</text:span></text:h>
      <text:list text:style-name="L5">
        <text:list-item>
          <text:p text:style-name="P92"><text:span text:style-name="Strong_20_Emphasis">Description</text:span>: Sorts the elements of the list in ascending or descending order. For strings, sorting is done alphabetically.</text:p>
        </text:list-item>
        <text:list-item>
          <text:p text:style-name="P92"><text:span text:style-name="Strong_20_Emphasis">Syntax</text:span>: <text:span text:style-name="Source_20_Text">list_name.sort(reverse=False)</text:span> for ascending order, <text:span text:style-name="Source_20_Text">list_name.sort(reverse=True)</text:span> for descending order.</text:p>
        </text:list-item>
        <text:list-item>
          <text:p text:style-name="P91"><text:span text:style-name="Strong_20_Emphasis">Example</text:span>:</text:p>
          <text:p text:style-name="P13">python</text:p>
          <text:p text:style-name="P13">Copy code</text:p>
          <text:p text:style-name="P14"><text:span text:style-name="Source_20_Text">fruits = ['banana', 'apple', 'cherry']</text:span></text:p>
          <text:p text:style-name="P14"><text:span text:style-name="Source_20_Text">fruits.sort() <text:s/># Sorts in ascending order (alphabetically)</text:span></text:p>
          <text:p text:style-name="P14"><text:span text:style-name="Source_20_Text">print(fruits) <text:s/># Output: ['apple', 'banana', 'cherry']</text:span></text:p>
          <text:p text:style-name="P14"/>
          <text:p text:style-name="P14"><text:span text:style-name="Source_20_Text">fruits.sort(reverse=True) <text:s/># Sorts in descending order</text:span></text:p>
          <text:p text:style-name="P15"><text:span text:style-name="Source_20_Text">print(fruits) <text:s/># Output: ['cherry', 'banana', 'apple']</text:span></text:p>
        </text:list-item>
      </text:list>
      <text:h text:style-name="Heading_20_3" text:outline-level="3">6. <text:span text:style-name="Source_20_Text">reverse()</text:span></text:h>
      <text:list text:style-name="L6">
        <text:list-item>
          <text:p text:style-name="P94"><text:span text:style-name="Strong_20_Emphasis">Description</text:span>: Reverses the order of the elements in the list.</text:p>
        </text:list-item>
        <text:list-item>
          <text:p text:style-name="P94"><text:span text:style-name="Strong_20_Emphasis">Syntax</text:span>: <text:span text:style-name="Source_20_Text">list_name.reverse()</text:span></text:p>
        </text:list-item>
        <text:list-item>
          <text:p text:style-name="P93"><text:span text:style-name="Strong_20_Emphasis">Example</text:span>:</text:p>
          <text:p text:style-name="P16">python</text:p>
          <text:p text:style-name="P16">Copy code</text:p>
          <text:p text:style-name="P17"><text:span text:style-name="Source_20_Text">fruits = ['apple', 'banana', 'cherry']</text:span></text:p>
          <text:p text:style-name="P17"><text:span text:style-name="Source_20_Text">fruits.reverse()</text:span></text:p>
          <text:p text:style-name="P18"><text:span text:style-name="Source_20_Text">print(fruits) <text:s/># Output: ['cherry', 'banana', 'apple']</text:span></text:p>
        </text:list-item>
      </text:list>
      <text:h text:style-name="Heading_20_3" text:outline-level="3">7. <text:span text:style-name="Strong_20_Emphasis">Slicing</text:span></text:h>
      <text:list text:style-name="L7">
        <text:list-item>
          <text:p text:style-name="P96"><text:span text:style-name="Strong_20_Emphasis">Description</text:span>: Returns a portion (slice) of the list, defined by the <text:span text:style-name="Source_20_Text">start</text:span> and <text:span text:style-name="Source_20_Text">end</text:span> indices. The slice includes the <text:span text:style-name="Source_20_Text">start</text:span> index but excludes the <text:span text:style-name="Source_20_Text">end</text:span> index.</text:p>
        </text:list-item>
        <text:list-item>
          <text:p text:style-name="P96"><text:span text:style-name="Strong_20_Emphasis">Syntax</text:span>: <text:span text:style-name="Source_20_Text">list_name[start:end]</text:span></text:p>
        </text:list-item>
        <text:list-item>
          <text:p text:style-name="P95"><text:span text:style-name="Strong_20_Emphasis">Example</text:span>:</text:p>
          <text:p text:style-name="P19">python</text:p>
          <text:p text:style-name="P19">Copy code</text:p>
          <text:p text:style-name="P20"><text:span text:style-name="Source_20_Text">fruits = ['apple', 'banana', 'cherry', 'date']</text:span></text:p>
          <text:p text:style-name="P20"><text:span text:style-name="Source_20_Text">sliced_fruits = fruits[1:3] <text:s/># Slices from index 1 to 2 (3 is excluded)</text:span></text:p>
          <text:p text:style-name="P21"><text:span text:style-name="Source_20_Text">print(sliced_fruits) <text:s/># Output: ['banana', 'cherry']</text:span></text:p>
        </text:list-item>
      </text:list>
      <text:p text:style-name="Text_20_body">These functions and methods make it easy to manipulate and work with lists in Python.</text:p>
      <text:p text:style-name="P97">In Python, the <text:span text:style-name="Source_20_Text">random</text:span> module provides various functions for generating random numbers and selecting random elements from sequences like lists. Two commonly used functions from this module are <text:span text:style-name="Source_20_Text">random.sample()</text:span> and <text:span text:style-name="Source_20_Text">random.choice()</text:span>.</text:p>
      <text:h text:style-name="Heading_20_3" text:outline-level="3"><text:soft-page-break/>1. <text:span text:style-name="Source_20_Text">random.sample()</text:span></text:h>
      <text:list text:style-name="L8">
        <text:list-item>
          <text:p text:style-name="P99"><text:span text:style-name="Strong_20_Emphasis">Description</text:span>: Returns a list of unique elements chosen randomly from the specified sequence. The length of the returned list is specified by the user.</text:p>
        </text:list-item>
        <text:list-item>
          <text:p text:style-name="P99"><text:span text:style-name="Strong_20_Emphasis">Syntax</text:span>: <text:span text:style-name="Source_20_Text">random.sample(sequence, k)</text:span></text:p>
          <text:list>
            <text:list-item>
              <text:p text:style-name="P99"><text:span text:style-name="Source_20_Text">sequence</text:span>: The sequence (like a list, tuple, or string) from which to draw the sample.</text:p>
            </text:list-item>
            <text:list-item>
              <text:p text:style-name="P99"><text:span text:style-name="Source_20_Text">k</text:span>: The number of elements to randomly select.</text:p>
            </text:list-item>
          </text:list>
        </text:list-item>
        <text:list-item>
          <text:p text:style-name="P98"><text:span text:style-name="Strong_20_Emphasis">Example</text:span>:</text:p>
          <text:p text:style-name="P22">python</text:p>
          <text:p text:style-name="P22">Copy code</text:p>
          <text:p text:style-name="P23"><text:span text:style-name="Source_20_Text">import random</text:span></text:p>
          <text:p text:style-name="P23"/>
          <text:p text:style-name="P23"><text:span text:style-name="Source_20_Text">fruits = ['apple', 'banana', 'cherry', 'date', 'elderberry']</text:span></text:p>
          <text:p text:style-name="P23"><text:span text:style-name="Source_20_Text">random_fruits = random.sample(fruits, 2)</text:span></text:p>
          <text:p text:style-name="P24"><text:span text:style-name="Source_20_Text">print(random_fruits) <text:s/># Output: A list of 2 randomly chosen fruits, e.g., ['cherry', 'banana']</text:span></text:p>
          <text:list>
            <text:list-item>
              <text:p text:style-name="P98"><text:span text:style-name="Strong_20_Emphasis">Note</text:span>: The elements in the returned list are unique, so the same element will not be picked twice.</text:p>
            </text:list-item>
          </text:list>
        </text:list-item>
      </text:list>
      <text:h text:style-name="Heading_20_3" text:outline-level="3">2. <text:span text:style-name="Source_20_Text">random.choice()</text:span></text:h>
      <text:list text:style-name="L9">
        <text:list-item>
          <text:p text:style-name="P101"><text:span text:style-name="Strong_20_Emphasis">Description</text:span>: Returns a single element chosen randomly from the specified sequence.</text:p>
        </text:list-item>
        <text:list-item>
          <text:p text:style-name="P101"><text:span text:style-name="Strong_20_Emphasis">Syntax</text:span>: <text:span text:style-name="Source_20_Text">random.choice(sequence)</text:span></text:p>
          <text:list>
            <text:list-item>
              <text:p text:style-name="P101"><text:span text:style-name="Source_20_Text">sequence</text:span>: The sequence (like a list, tuple, or string) from which to choose a random element.</text:p>
            </text:list-item>
          </text:list>
        </text:list-item>
        <text:list-item>
          <text:p text:style-name="P100"><text:span text:style-name="Strong_20_Emphasis">Example</text:span>:</text:p>
          <text:p text:style-name="P25">python</text:p>
          <text:p text:style-name="P25">Copy code</text:p>
          <text:p text:style-name="P26"><text:span text:style-name="Source_20_Text">import random</text:span></text:p>
          <text:p text:style-name="P26"/>
          <text:p text:style-name="P26"><text:span text:style-name="Source_20_Text">fruits = ['apple', 'banana', 'cherry', 'date', 'elderberry']</text:span></text:p>
          <text:p text:style-name="P26"><text:span text:style-name="Source_20_Text">random_fruit = random.choice(fruits)</text:span></text:p>
          <text:p text:style-name="P27"><text:span text:style-name="Source_20_Text">print(random_fruit) <text:s/># Output: A single randomly chosen fruit, e.g., 'date'</text:span></text:p>
          <text:list>
            <text:list-item>
              <text:p text:style-name="P100"><text:span text:style-name="Strong_20_Emphasis">Note</text:span>: Unlike <text:span text:style-name="Source_20_Text">random.sample()</text:span>, <text:span text:style-name="Source_20_Text">random.choice()</text:span> picks only one element, and there's no guarantee that elements are unique if you use it multiple times.</text:p>
            </text:list-item>
          </text:list>
        </text:list-item>
      </text:list>
      <text:p text:style-name="Text_20_body">These functions are helpful when you need to select random elements from a list or other sequence, whether it's for sampling or picking a single random item.</text:p>
      <text:p text:style-name="Text_20_body">The <text:span text:style-name="Source_20_Text">random</text:span> module in Python provides a wide range of functions for generating random numbers, selecting random elements from sequences, and shuffling data. Below is a list of the most commonly used functions in the <text:span text:style-name="Source_20_Text">random</text:span> module, along with their descriptions and examples:</text:p>
      <text:h text:style-name="Heading_20_3" text:outline-level="3"><text:soft-page-break/>1. <text:span text:style-name="Source_20_Text">random.random()</text:span></text:h>
      <text:list text:style-name="L10">
        <text:list-item>
          <text:p text:style-name="P103"><text:span text:style-name="Strong_20_Emphasis">Description</text:span>: Returns a random floating-point number between 0.0 (inclusive) and 1.0 (exclusive).</text:p>
        </text:list-item>
        <text:list-item>
          <text:p text:style-name="P103"><text:span text:style-name="Strong_20_Emphasis">Syntax</text:span>: <text:span text:style-name="Source_20_Text">random.random()</text:span></text:p>
        </text:list-item>
        <text:list-item>
          <text:p text:style-name="P102"><text:span text:style-name="Strong_20_Emphasis">Example</text:span>:</text:p>
          <text:p text:style-name="P28">python</text:p>
          <text:p text:style-name="P28">Copy code</text:p>
          <text:p text:style-name="P29"><text:span text:style-name="Source_20_Text">import random</text:span></text:p>
          <text:p text:style-name="P29"><text:span text:style-name="Source_20_Text">value = random.random()</text:span></text:p>
          <text:p text:style-name="P30"><text:span text:style-name="Source_20_Text">print(value) <text:s/># Output: A random float, e.g., 0.3746501681988471</text:span></text:p>
        </text:list-item>
      </text:list>
      <text:h text:style-name="Heading_20_3" text:outline-level="3">2. <text:span text:style-name="Source_20_Text">random.uniform(a, b)</text:span></text:h>
      <text:list text:style-name="L11">
        <text:list-item>
          <text:p text:style-name="P105"><text:span text:style-name="Strong_20_Emphasis">Description</text:span>: Returns a random floating-point number between <text:span text:style-name="Source_20_Text">a</text:span> and <text:span text:style-name="Source_20_Text">b</text:span> (both inclusive).</text:p>
        </text:list-item>
        <text:list-item>
          <text:p text:style-name="P105"><text:span text:style-name="Strong_20_Emphasis">Syntax</text:span>: <text:span text:style-name="Source_20_Text">random.uniform(a, b)</text:span></text:p>
        </text:list-item>
        <text:list-item>
          <text:p text:style-name="P104"><text:span text:style-name="Strong_20_Emphasis">Example</text:span>:</text:p>
          <text:p text:style-name="P31">python</text:p>
          <text:p text:style-name="P31">Copy code</text:p>
          <text:p text:style-name="P32"><text:span text:style-name="Source_20_Text">import random</text:span></text:p>
          <text:p text:style-name="P32"><text:span text:style-name="Source_20_Text">value = random.uniform(1, 10)</text:span></text:p>
          <text:p text:style-name="P33"><text:span text:style-name="Source_20_Text">print(value) <text:s/># Output: A random float, e.g., 6.823475835219031</text:span></text:p>
        </text:list-item>
      </text:list>
      <text:h text:style-name="Heading_20_3" text:outline-level="3">3. <text:span text:style-name="Source_20_Text">random.randint(a, b)</text:span></text:h>
      <text:list text:style-name="L12">
        <text:list-item>
          <text:p text:style-name="P107"><text:span text:style-name="Strong_20_Emphasis">Description</text:span>: Returns a random integer between <text:span text:style-name="Source_20_Text">a</text:span> and <text:span text:style-name="Source_20_Text">b</text:span> (both inclusive).</text:p>
        </text:list-item>
        <text:list-item>
          <text:p text:style-name="P107"><text:span text:style-name="Strong_20_Emphasis">Syntax</text:span>: <text:span text:style-name="Source_20_Text">random.randint(a, b)</text:span></text:p>
        </text:list-item>
        <text:list-item>
          <text:p text:style-name="P106"><text:span text:style-name="Strong_20_Emphasis">Example</text:span>:</text:p>
          <text:p text:style-name="P34">python</text:p>
          <text:p text:style-name="P34">Copy code</text:p>
          <text:p text:style-name="P35"><text:span text:style-name="Source_20_Text">import random</text:span></text:p>
          <text:p text:style-name="P35"><text:span text:style-name="Source_20_Text">value = random.randint(1, 10)</text:span></text:p>
          <text:p text:style-name="P36"><text:span text:style-name="Source_20_Text">print(value) <text:s/># Output: A random integer, e.g., 4</text:span></text:p>
        </text:list-item>
      </text:list>
      <text:h text:style-name="Heading_20_3" text:outline-level="3">4. <text:span text:style-name="Source_20_Text">random.randrange(start, stop[, step])</text:span></text:h>
      <text:list text:style-name="L13">
        <text:list-item>
          <text:p text:style-name="P109"><text:span text:style-name="Strong_20_Emphasis">Description</text:span>: Returns a randomly selected element from the range created by <text:span text:style-name="Source_20_Text">start</text:span>, <text:span text:style-name="Source_20_Text">stop</text:span>, and <text:span text:style-name="Source_20_Text">step</text:span>.</text:p>
        </text:list-item>
        <text:list-item>
          <text:p text:style-name="P109"><text:span text:style-name="Strong_20_Emphasis">Syntax</text:span>: <text:span text:style-name="Source_20_Text">random.randrange(start, stop[, step])</text:span></text:p>
        </text:list-item>
        <text:list-item>
          <text:p text:style-name="P108"><text:span text:style-name="Strong_20_Emphasis">Example</text:span>:</text:p>
          <text:p text:style-name="P37">python</text:p>
          <text:p text:style-name="P37">Copy code</text:p>
          <text:p text:style-name="P38"><text:span text:style-name="Source_20_Text">import random</text:span></text:p>
          <text:p text:style-name="P38"><text:span text:style-name="Source_20_Text">value = random.randrange(1, 10, 2)</text:span></text:p>
          <text:p text:style-name="P39"><text:span text:style-name="Source_20_Text">print(value) <text:s/># Output: A random number from the sequence [1, 3, 5, 7, 9], e.g., 7</text:span></text:p>
        </text:list-item>
      </text:list>
      <text:h text:style-name="Heading_20_3" text:outline-level="3"><text:soft-page-break/>5. <text:span text:style-name="Source_20_Text">random.choice(sequence)</text:span></text:h>
      <text:list text:style-name="L14">
        <text:list-item>
          <text:p text:style-name="P111"><text:span text:style-name="Strong_20_Emphasis">Description</text:span>: Returns a randomly selected element from a non-empty sequence (e.g., list, tuple, string).</text:p>
        </text:list-item>
        <text:list-item>
          <text:p text:style-name="P111"><text:span text:style-name="Strong_20_Emphasis">Syntax</text:span>: <text:span text:style-name="Source_20_Text">random.choice(sequence)</text:span></text:p>
        </text:list-item>
        <text:list-item>
          <text:p text:style-name="P110"><text:span text:style-name="Strong_20_Emphasis">Example</text:span>:</text:p>
          <text:p text:style-name="P40">python</text:p>
          <text:p text:style-name="P40">Copy code</text:p>
          <text:p text:style-name="P41"><text:span text:style-name="Source_20_Text">import random</text:span></text:p>
          <text:p text:style-name="P41"><text:span text:style-name="Source_20_Text">fruits = ['apple', 'banana', 'cherry', 'date']</text:span></text:p>
          <text:p text:style-name="P41"><text:span text:style-name="Source_20_Text">value = random.choice(fruits)</text:span></text:p>
          <text:p text:style-name="P42"><text:span text:style-name="Source_20_Text">print(value) <text:s/># Output: A random fruit, e.g., 'banana'</text:span></text:p>
        </text:list-item>
      </text:list>
      <text:h text:style-name="Heading_20_3" text:outline-level="3">6. <text:span text:style-name="Source_20_Text">random.choices(population, weights=None, k=1)</text:span></text:h>
      <text:list text:style-name="L15">
        <text:list-item>
          <text:p text:style-name="P113"><text:span text:style-name="Strong_20_Emphasis">Description</text:span>: Returns a list of <text:span text:style-name="Source_20_Text">k</text:span> elements chosen randomly from the population (with replacement). If <text:span text:style-name="Source_20_Text">weights</text:span> is provided, the selection is weighted.</text:p>
        </text:list-item>
        <text:list-item>
          <text:p text:style-name="P113"><text:span text:style-name="Strong_20_Emphasis">Syntax</text:span>: <text:span text:style-name="Source_20_Text">random.choices(population, weights=None, k=1)</text:span></text:p>
        </text:list-item>
        <text:list-item>
          <text:p text:style-name="P112"><text:span text:style-name="Strong_20_Emphasis">Example</text:span>:</text:p>
          <text:p text:style-name="P43">python</text:p>
          <text:p text:style-name="P43">Copy code</text:p>
          <text:p text:style-name="P44"><text:span text:style-name="Source_20_Text">import random</text:span></text:p>
          <text:p text:style-name="P44"><text:span text:style-name="Source_20_Text">fruits = ['apple', 'banana', 'cherry', 'date']</text:span></text:p>
          <text:p text:style-name="P44"><text:span text:style-name="Source_20_Text">value = random.choices(fruits, weights=[1, 2, 3, 4], k=2)</text:span></text:p>
          <text:p text:style-name="P45"><text:span text:style-name="Source_20_Text">print(value) <text:s/># Output: A list of 2 random fruits, e.g., ['date', 'cherry']</text:span></text:p>
        </text:list-item>
      </text:list>
      <text:h text:style-name="Heading_20_3" text:outline-level="3">7. <text:span text:style-name="Source_20_Text">random.sample(population, k)</text:span></text:h>
      <text:list text:style-name="L16">
        <text:list-item>
          <text:p text:style-name="P115"><text:span text:style-name="Strong_20_Emphasis">Description</text:span>: Returns a list of <text:span text:style-name="Source_20_Text">k</text:span> unique elements chosen randomly from the population (without replacement).</text:p>
        </text:list-item>
        <text:list-item>
          <text:p text:style-name="P115"><text:span text:style-name="Strong_20_Emphasis">Syntax</text:span>: <text:span text:style-name="Source_20_Text">random.sample(population, k)</text:span></text:p>
        </text:list-item>
        <text:list-item>
          <text:p text:style-name="P114"><text:span text:style-name="Strong_20_Emphasis">Example</text:span>:</text:p>
          <text:p text:style-name="P46">python</text:p>
          <text:p text:style-name="P46">Copy code</text:p>
          <text:p text:style-name="P47"><text:span text:style-name="Source_20_Text">import random</text:span></text:p>
          <text:p text:style-name="P47"><text:span text:style-name="Source_20_Text">fruits = ['apple', 'banana', 'cherry', 'date']</text:span></text:p>
          <text:p text:style-name="P47"><text:span text:style-name="Source_20_Text">value = random.sample(fruits, 2)</text:span></text:p>
          <text:p text:style-name="P48"><text:span text:style-name="Source_20_Text">print(value) <text:s/># Output: A list of 2 unique random fruits, e.g., ['apple', 'cherry']</text:span></text:p>
        </text:list-item>
      </text:list>
      <text:h text:style-name="Heading_20_3" text:outline-level="3">8. <text:span text:style-name="Source_20_Text">random.shuffle(sequence[, random])</text:span></text:h>
      <text:list text:style-name="L17">
        <text:list-item>
          <text:p text:style-name="P117"><text:span text:style-name="Strong_20_Emphasis">Description</text:span>: Shuffles the sequence in place, modifying the original sequence.</text:p>
        </text:list-item>
        <text:list-item>
          <text:p text:style-name="P117"><text:span text:style-name="Strong_20_Emphasis">Syntax</text:span>: <text:span text:style-name="Source_20_Text">random.shuffle(sequence[, random])</text:span></text:p>
        </text:list-item>
        <text:list-item>
          <text:p text:style-name="P116"><text:span text:style-name="Strong_20_Emphasis">Example</text:span>:</text:p>
          <text:p text:style-name="P49">python</text:p>
          <text:p text:style-name="P49">Copy code</text:p>
          <text:p text:style-name="P50"><text:soft-page-break/><text:span text:style-name="Source_20_Text">import random</text:span></text:p>
          <text:p text:style-name="P50"><text:span text:style-name="Source_20_Text">fruits = ['apple', 'banana', 'cherry', 'date']</text:span></text:p>
          <text:p text:style-name="P50"><text:span text:style-name="Source_20_Text">random.shuffle(fruits)</text:span></text:p>
          <text:p text:style-name="P51"><text:span text:style-name="Source_20_Text">print(fruits) <text:s/># Output: The shuffled list, e.g., ['cherry', 'apple', 'date', 'banana']</text:span></text:p>
        </text:list-item>
      </text:list>
      <text:h text:style-name="Heading_20_3" text:outline-level="3">9. <text:span text:style-name="Source_20_Text">random.seed(a=None, version=2)</text:span></text:h>
      <text:list text:style-name="L18">
        <text:list-item>
          <text:p text:style-name="P119"><text:span text:style-name="Strong_20_Emphasis">Description</text:span>: Initializes the random number generator with the seed <text:span text:style-name="Source_20_Text">a</text:span>. If <text:span text:style-name="Source_20_Text">a</text:span> is <text:span text:style-name="Source_20_Text">None</text:span>, the current system time is used.</text:p>
        </text:list-item>
        <text:list-item>
          <text:p text:style-name="P119"><text:span text:style-name="Strong_20_Emphasis">Syntax</text:span>: <text:span text:style-name="Source_20_Text">random.seed(a=None, version=2)</text:span></text:p>
        </text:list-item>
        <text:list-item>
          <text:p text:style-name="P118"><text:span text:style-name="Strong_20_Emphasis">Example</text:span>:</text:p>
          <text:p text:style-name="P52">python</text:p>
          <text:p text:style-name="P52">Copy code</text:p>
          <text:p text:style-name="P53"><text:span text:style-name="Source_20_Text">import random</text:span></text:p>
          <text:p text:style-name="P53"><text:span text:style-name="Source_20_Text">random.seed(42)</text:span></text:p>
          <text:p text:style-name="P54"><text:span text:style-name="Source_20_Text">print(random.random()) <text:s/># Output: A deterministic random number based on the seed, e.g., 0.6394267984578837</text:span></text:p>
        </text:list-item>
      </text:list>
      <text:h text:style-name="Heading_20_3" text:outline-level="3">10. <text:span text:style-name="Source_20_Text">random.gauss(mu, sigma)</text:span></text:h>
      <text:list text:style-name="L19">
        <text:list-item>
          <text:p text:style-name="P121"><text:span text:style-name="Strong_20_Emphasis">Description</text:span>: Returns a random floating-point number from a Gaussian (normal) distribution with mean <text:span text:style-name="Source_20_Text">mu</text:span> and standard deviation <text:span text:style-name="Source_20_Text">sigma</text:span>.</text:p>
        </text:list-item>
        <text:list-item>
          <text:p text:style-name="P121"><text:span text:style-name="Strong_20_Emphasis">Syntax</text:span>: <text:span text:style-name="Source_20_Text">random.gauss(mu, sigma)</text:span></text:p>
        </text:list-item>
        <text:list-item>
          <text:p text:style-name="P120"><text:span text:style-name="Strong_20_Emphasis">Example</text:span>:</text:p>
          <text:p text:style-name="P55">python</text:p>
          <text:p text:style-name="P55">Copy code</text:p>
          <text:p text:style-name="P56"><text:span text:style-name="Source_20_Text">import random</text:span></text:p>
          <text:p text:style-name="P56"><text:span text:style-name="Source_20_Text">value = random.gauss(0, 1)</text:span></text:p>
          <text:p text:style-name="P57"><text:span text:style-name="Source_20_Text">print(value) <text:s/># Output: A random float from a normal distribution, e.g., 0.18350782947230415</text:span></text:p>
        </text:list-item>
      </text:list>
      <text:h text:style-name="Heading_20_3" text:outline-level="3">11. <text:span text:style-name="Source_20_Text">random.betavariate(alpha, beta)</text:span></text:h>
      <text:list text:style-name="L20">
        <text:list-item>
          <text:p text:style-name="P123"><text:span text:style-name="Strong_20_Emphasis">Description</text:span>: Returns a random float from a Beta distribution with parameters <text:span text:style-name="Source_20_Text">alpha</text:span> and <text:span text:style-name="Source_20_Text">beta</text:span>.</text:p>
        </text:list-item>
        <text:list-item>
          <text:p text:style-name="P123"><text:span text:style-name="Strong_20_Emphasis">Syntax</text:span>: <text:span text:style-name="Source_20_Text">random.betavariate(alpha, beta)</text:span></text:p>
        </text:list-item>
        <text:list-item>
          <text:p text:style-name="P122"><text:span text:style-name="Strong_20_Emphasis">Example</text:span>:</text:p>
          <text:p text:style-name="P58">python</text:p>
          <text:p text:style-name="P58">Copy code</text:p>
          <text:p text:style-name="P59"><text:span text:style-name="Source_20_Text">import random</text:span></text:p>
          <text:p text:style-name="P59"><text:span text:style-name="Source_20_Text">value = random.betavariate(0.5, 0.5)</text:span></text:p>
          <text:p text:style-name="P60"><text:span text:style-name="Source_20_Text">print(value) <text:s/># Output: A random float from a Beta distribution, e.g., 0.9199871422853489</text:span></text:p>
        </text:list-item>
      </text:list>
      <text:h text:style-name="Heading_20_3" text:outline-level="3"><text:soft-page-break/>12. <text:span text:style-name="Source_20_Text">random.expovariate(lambd)</text:span></text:h>
      <text:list text:style-name="L21">
        <text:list-item>
          <text:p text:style-name="P125"><text:span text:style-name="Strong_20_Emphasis">Description</text:span>: Returns a random float from an exponential distribution with the rate parameter <text:span text:style-name="Source_20_Text">lambd</text:span>.</text:p>
        </text:list-item>
        <text:list-item>
          <text:p text:style-name="P125"><text:span text:style-name="Strong_20_Emphasis">Syntax</text:span>: <text:span text:style-name="Source_20_Text">random.expovariate(lambd)</text:span></text:p>
        </text:list-item>
        <text:list-item>
          <text:p text:style-name="P124"><text:span text:style-name="Strong_20_Emphasis">Example</text:span>:</text:p>
          <text:p text:style-name="P61">python</text:p>
          <text:p text:style-name="P61">Copy code</text:p>
          <text:p text:style-name="P62"><text:span text:style-name="Source_20_Text">import random</text:span></text:p>
          <text:p text:style-name="P62"><text:span text:style-name="Source_20_Text">value = random.expovariate(1.5)</text:span></text:p>
          <text:p text:style-name="P63"><text:span text:style-name="Source_20_Text">print(value) <text:s/># Output: A random float from an exponential distribution, e.g., 0.3065239453712692</text:span></text:p>
        </text:list-item>
      </text:list>
      <text:h text:style-name="Heading_20_3" text:outline-level="3">13. <text:span text:style-name="Source_20_Text">random.gammavariate(alpha, beta)</text:span></text:h>
      <text:list text:style-name="L22">
        <text:list-item>
          <text:p text:style-name="P127"><text:span text:style-name="Strong_20_Emphasis">Description</text:span>: Returns a random float from a Gamma distribution with parameters <text:span text:style-name="Source_20_Text">alpha</text:span> and <text:span text:style-name="Source_20_Text">beta</text:span>.</text:p>
        </text:list-item>
        <text:list-item>
          <text:p text:style-name="P127"><text:span text:style-name="Strong_20_Emphasis">Syntax</text:span>: <text:span text:style-name="Source_20_Text">random.gammavariate(alpha, beta)</text:span></text:p>
        </text:list-item>
        <text:list-item>
          <text:p text:style-name="P126"><text:span text:style-name="Strong_20_Emphasis">Example</text:span>:</text:p>
          <text:p text:style-name="P64">python</text:p>
          <text:p text:style-name="P64">Copy code</text:p>
          <text:p text:style-name="P65"><text:span text:style-name="Source_20_Text">import random</text:span></text:p>
          <text:p text:style-name="P65"><text:span text:style-name="Source_20_Text">value = random.gammavariate(2.0, 1.5)</text:span></text:p>
          <text:p text:style-name="P66"><text:span text:style-name="Source_20_Text">print(value) <text:s/># Output: A random float from a Gamma distribution, e.g., 1.192344970730146</text:span></text:p>
        </text:list-item>
      </text:list>
      <text:h text:style-name="Heading_20_3" text:outline-level="3">14. <text:span text:style-name="Source_20_Text">random.lognormvariate(mu, sigma)</text:span></text:h>
      <text:list text:style-name="L23">
        <text:list-item>
          <text:p text:style-name="P129"><text:span text:style-name="Strong_20_Emphasis">Description</text:span>: Returns a random float from a log-normal distribution with mean <text:span text:style-name="Source_20_Text">mu</text:span> and standard deviation <text:span text:style-name="Source_20_Text">sigma</text:span>.</text:p>
        </text:list-item>
        <text:list-item>
          <text:p text:style-name="P129"><text:span text:style-name="Strong_20_Emphasis">Syntax</text:span>: <text:span text:style-name="Source_20_Text">random.lognormvariate(mu, sigma)</text:span></text:p>
        </text:list-item>
        <text:list-item>
          <text:p text:style-name="P128"><text:span text:style-name="Strong_20_Emphasis">Example</text:span>:</text:p>
          <text:p text:style-name="P67">python</text:p>
          <text:p text:style-name="P67">Copy code</text:p>
          <text:p text:style-name="P68"><text:span text:style-name="Source_20_Text">import random</text:span></text:p>
          <text:p text:style-name="P68"><text:span text:style-name="Source_20_Text">value = random.lognormvariate(0, 1)</text:span></text:p>
          <text:p text:style-name="P69"><text:span text:style-name="Source_20_Text">print(value) <text:s/># Output: A random float from a log-normal distribution, e.g., 0.9028767362314308</text:span></text:p>
        </text:list-item>
      </text:list>
      <text:h text:style-name="Heading_20_3" text:outline-level="3">15. <text:span text:style-name="Source_20_Text">random.normalvariate(mu, sigma)</text:span></text:h>
      <text:list text:style-name="L24">
        <text:list-item>
          <text:p text:style-name="P131"><text:span text:style-name="Strong_20_Emphasis">Description</text:span>: Returns a random float from a normal distribution with mean <text:span text:style-name="Source_20_Text">mu</text:span> and standard deviation <text:span text:style-name="Source_20_Text">sigma</text:span>.</text:p>
        </text:list-item>
        <text:list-item>
          <text:p text:style-name="P131"><text:span text:style-name="Strong_20_Emphasis">Syntax</text:span>: <text:span text:style-name="Source_20_Text">random.normalvariate(mu, sigma)</text:span></text:p>
        </text:list-item>
        <text:list-item>
          <text:p text:style-name="P130"><text:span text:style-name="Strong_20_Emphasis">Example</text:span>:</text:p>
          <text:p text:style-name="P70">python</text:p>
          <text:p text:style-name="P70">Copy code</text:p>
          <text:p text:style-name="P71"><text:soft-page-break/><text:span text:style-name="Source_20_Text">import random</text:span></text:p>
          <text:p text:style-name="P71"><text:span text:style-name="Source_20_Text">value = random.normalvariate(0, 1)</text:span></text:p>
          <text:p text:style-name="P72"><text:span text:style-name="Source_20_Text">print(value) <text:s/># Output: A random float from a normal distribution, e.g., -0.4844205604236458</text:span></text:p>
        </text:list-item>
      </text:list>
      <text:h text:style-name="Heading_20_3" text:outline-level="3">16. <text:span text:style-name="Source_20_Text">random.triangular(low, high, mode)</text:span></text:h>
      <text:list text:style-name="L25">
        <text:list-item>
          <text:p text:style-name="P133"><text:span text:style-name="Strong_20_Emphasis">Description</text:span>: Returns a random float from a triangular distribution defined by <text:span text:style-name="Source_20_Text">low</text:span>, <text:span text:style-name="Source_20_Text">high</text:span>, and <text:span text:style-name="Source_20_Text">mode</text:span>.</text:p>
        </text:list-item>
        <text:list-item>
          <text:p text:style-name="P133"><text:span text:style-name="Strong_20_Emphasis">Syntax</text:span>: <text:span text:style-name="Source_20_Text">random.triangular(low, high, mode)</text:span></text:p>
        </text:list-item>
        <text:list-item>
          <text:p text:style-name="P132"><text:span text:style-name="Strong_20_Emphasis">Example</text:span>:</text:p>
          <text:p text:style-name="P73">python</text:p>
          <text:p text:style-name="P73">Copy code</text:p>
          <text:p text:style-name="P74"><text:span text:style-name="Source_20_Text">import random</text:span></text:p>
          <text:p text:style-name="P74"><text:span text:style-name="Source_20_Text">value = random.triangular(0, 10, 5)</text:span></text:p>
          <text:p text:style-name="P75"><text:span text:style-name="Source_20_Text">print(value) <text:s/># Output: A random float from a triangular distribution, e.g., 4.276738319104556</text:span></text:p>
        </text:list-item>
      </text:list>
      <text:h text:style-name="Heading_20_3" text:outline-level="3">17. <text:span text:style-name="Source_20_Text">random.vonmisesvariate(mu, kappa)</text:span></text:h>
      <text:list text:style-name="L26">
        <text:list-item>
          <text:p text:style-name="P135"><text:span text:style-name="Strong_20_Emphasis">Description</text:span>: Returns a random float from a von Mises distribution with mean direction <text:span text:style-name="Source_20_Text">mu</text:span> and concentration <text:span text:style-name="Source_20_Text">kappa</text:span>.</text:p>
        </text:list-item>
        <text:list-item>
          <text:p text:style-name="P135"><text:span text:style-name="Strong_20_Emphasis">Syntax</text:span>: <text:span text:style-name="Source_20_Text">random.vonmisesvariate(mu, kappa)</text:span></text:p>
        </text:list-item>
        <text:list-item>
          <text:p text:style-name="P134"><text:span text:style-name="Strong_20_Emphasis">Example</text:span>:</text:p>
          <text:p text:style-name="P76">python</text:p>
          <text:p text:style-name="P76">Copy code</text:p>
          <text:p text:style-name="P77"><text:span text:style-name="Source_20_Text">import random</text:span></text:p>
          <text:p text:style-name="P77"><text:span text:style-name="Source_20_Text">value = random.vonmisesvariate(0, 4)</text:span></text:p>
          <text:p text:style-name="P78"><text:span text:style-name="Source_20_Text">print(value) <text:s/># Output: A random float from a von Mises distribution, e.g., -0.13894407028057518</text:span></text:p>
        </text:list-item>
      </text:list>
      <text:h text:style-name="Heading_20_3" text:outline-level="3">18. <text:span text:style-name="Source_20_Text">random.weibullvariate(alpha, beta)</text:span></text:h>
      <text:list text:style-name="L27">
        <text:list-item>
          <text:p text:style-name="P137"><text:span text:style-name="Strong_20_Emphasis">Description</text:span>: Returns a random float from a Weibull distribution with shape <text:span text:style-name="Source_20_Text">alpha</text:span> and scale <text:span text:style-name="Source_20_Text">beta</text:span>.</text:p>
        </text:list-item>
        <text:list-item>
          <text:p text:style-name="P137"><text:span text:style-name="Strong_20_Emphasis">Syntax</text:span>: <text:span text:style-name="Source_20_Text">random.weibullvariate(alpha, beta)</text:span></text:p>
        </text:list-item>
        <text:list-item>
          <text:p text:style-name="P136"><text:span text:style-name="Strong_20_Emphasis">Example</text:span>:</text:p>
          <text:p text:style-name="P79">python</text:p>
          <text:p text:style-name="P79">Copy code</text:p>
          <text:p text:style-name="P80"><text:span text:style-name="Source_20_Text">import random</text:span></text:p>
          <text:p text:style-name="P80"><text:span text:style-name="Source_20_Text">value = random.weibullvariate(1.5, 2.0)</text:span></text:p>
          <text:p text:style-name="P81"><text:span text:style-name="Source_20_Text">print(value) <text:s/># Output: A random float from a Weibull distribution, e.g., 0.8242211196197395</text:span></text:p>
        </text:list-item>
      </text:list>
      <text:p text:style-name="Text_20_body">These functions give you the ability to generate a wide variety of random numbers and samples, making them very useful in simulations, random sampling, and other probabilistic application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3:53:45.086660440</meta:creation-date>
    <dc:date>2024-08-20T13:57:28.956321063</dc:date>
    <meta:editing-duration>PT3M45S</meta:editing-duration>
    <meta:editing-cycles>1</meta:editing-cycles>
    <meta:document-statistic meta:table-count="0" meta:image-count="0" meta:object-count="0" meta:page-count="8" meta:paragraph-count="266" meta:word-count="1659" meta:character-count="10762" meta:non-whitespace-character-count="9567"/>
    <meta:generator>LibreOffice/7.4.7.2$Linux_X86_64 LibreOffice_project/40$Build-2</meta:generator>
  </office:meta>
</office:document-meta>
</file>